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520" officeooo:paragraph-rsid="0009348e"/>
    </style:style>
    <style:style style:name="P2" style:family="paragraph" style:parent-style-name="Standard">
      <style:paragraph-properties fo:text-align="center" style:justify-single-word="false"/>
      <style:text-properties officeooo:rsid="001a9520" officeooo:paragraph-rsid="0009348e"/>
    </style:style>
    <style:style style:name="P3" style:family="paragraph" style:parent-style-name="Text_20_body">
      <style:paragraph-properties fo:text-align="justify" style:justify-single-word="false"/>
      <style:text-properties officeooo:rsid="001a9520" officeooo:paragraph-rsid="0009348e"/>
    </style:style>
    <style:style style:name="P4" style:family="paragraph" style:parent-style-name="Text_20_body">
      <style:paragraph-properties fo:text-align="justify" style:justify-single-word="false"/>
      <style:text-properties officeooo:paragraph-rsid="0009348e"/>
    </style:style>
    <style:style style:name="T1" style:family="text">
      <style:text-properties officeooo:rsid="001a9520"/>
    </style:style>
    <style:style style:name="T2" style:family="text">
      <style:text-properties officeooo:rsid="002aac30"/>
    </style:style>
    <style:style style:name="T3" style:family="text">
      <style:text-properties fo:color="#000000" loext:opacity="100%" officeooo:rsid="001a9520"/>
    </style:style>
    <style:style style:name="T4" style:family="text">
      <style:text-properties fo:color="#000000" loext:opacity="100%" officeooo:rsid="002b229a"/>
    </style:style>
    <style:style style:name="T5" style:family="text">
      <style:text-properties officeooo:rsid="002b229a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Reflexive note</text:span> </text:p>
      <text:p text:style-name="P1"/>
      <text:p text:style-name="P3"><text:tab/>From the first assignment, I understood that it was necessary to find a balance between the DTD, which is entirely customized, and TEI all encoding, which is highly standardized and structured, although very permissive. </text:p>
      <text:p text:style-name="P4"><text:span text:style-name="T1">For the second assignment, I had difficulty finding where to put the metadata information in particular. </text:span><text:span text:style-name="T2">F</text:span><text:span text:style-name="T1">or example, I had trouble figuring out how and where to properly describe the different levels of archival description: fonds, series, item. </text:span><text:span text:style-name="T2">I thoroughly searched the TEI guidelines and</text:span> once I found the corresponding elements, the metadata in my corpus became structured and clear.</text:p>
      <text:p text:style-name="P4"><text:span text:style-name="T2">Another difficulty was </text:span><text:span text:style-name="T1">to encode </text:span><text:span text:style-name="T2">particularities specific</text:span><text:span text:style-name="T1"> to my corpus, such as additions and notes outside the text. </text:span>The extensive structuring of TEI makes it difficult to encode and represent such specificities. <text:span text:style-name="T2">I understood that</text:span> TEI structure is very useful for structuring metadata for reuse, but lacks customization for the chosen corpus.</text:p>
      <text:p text:style-name="P4"><text:span text:style-name="T3">Th</text:span><text:span text:style-name="T4">e</text:span><text:span text:style-name="T3"> third exercise, customizing </text:span><text:span text:style-name="T4">the </text:span><text:span text:style-name="T3">TEI encoding </text:span><text:span text:style-name="T4">with ODD</text:span> helped me find the right balance between the necessary structuring of metadata and encoding the body text in a way that suited its specific characteristics. I explored different levels of customization, with ODD and <text:span text:style-name="T5">then </text:span>with Schematron rules that enable testing and content constraints. This allowed me, for example, to enforce the link between the add and ref elements to express a reference to a note outside the body of the text. <text:span text:style-name="T5">T</text:span>his adds clarity to the meaning of the text.</text:p>
      <text:p text:style-name="P4">I had difficulties converting my ODD to XHTML. This was due to redundancies in the module declarations, which blocked the conversion. These difficulties gave me a better understanding of the content and logic of an ODD fi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2:42:21.179573471</meta:creation-date>
    <dc:date>2026-01-09T12:43:23.558376576</dc:date>
    <meta:editing-duration>PT1M3S</meta:editing-duration>
    <meta:editing-cycles>1</meta:editing-cycles>
    <meta:document-statistic meta:table-count="0" meta:image-count="0" meta:object-count="0" meta:page-count="1" meta:paragraph-count="6" meta:word-count="275" meta:character-count="1727" meta:non-whitespace-character-count="1455"/>
    <meta:generator>LibreOffice/24.2.7.2$Linux_X86_64 LibreOffice_project/420$Build-2</meta:generator>
  </office:meta>
</office:document-meta>
</file>